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dans le html pour acceder au css</text:p>
      <text:p text:style-name="P1">&lt;link rel="stylesheet" href="page_test.css" /&gt; */</text:p>
      <text:p text:style-name="P1"/>
      <text:p text:style-name="P1">/*commentaire en css */</text:p>
      <text:p text:style-name="P1"/>
      <text:p text:style-name="P1">/* acceder a une balise */</text:p>
      <text:p text:style-name="P1">.nom_balise <text:s text:c="2"/>/* class ; peux y avoir plusieur fois meme class*/</text:p>
      <text:p text:style-name="P1">#nom_balise <text:s text:c="2"/>/* id ; unique */</text:p>
      <text:p text:style-name="P1"/>
      <text:p text:style-name="P1"/>
      <text:p text:style-name="P1">/* selectionner plusieur balises */</text:p>
      <text:p text:style-name="P1">h1 , p {</text:p>
      <text:p text:style-name="P1"><text:tab/>color: blue;</text:p>
      <text:p text:style-name="P1"><text:tab/>color: #3896E7 <text:s/>/* site pr color en hexa : http://www.colorpicker.com/ */</text:p>
      <text:p text:style-name="P1"><text:tab/>color: rgb(255,0,100);</text:p>
      <text:p text:style-name="P1">}</text:p>
      <text:p text:style-name="P1"/>
      <text:p text:style-name="P1">/* les balises apres h1 seront de couleur blue */</text:p>
      <text:p text:style-name="P1">h1 + p {color: blue;}</text:p>
      <text:p text:style-name="P1"/>
      <text:p text:style-name="P1">/* les balises em dans h1 seront de couleur blue */</text:p>
      <text:p text:style-name="P1">h1 em {<text:tab/>color: blue;}</text:p>
      <text:p text:style-name="P1"/>
      <text:p text:style-name="P1">/* toutes les balise seront en blue */</text:p>
      <text:p text:style-name="P1">* {<text:tab/>color: blue;}</text:p>
      <text:p text:style-name="P1"/>
      <text:p text:style-name="P1">/* toute les balises a qui on un attribut title */</text:p>
      <text:p text:style-name="P1">a[title]{<text:tab/>color: blue;}</text:p>
      <text:p text:style-name="P1"/>
      <text:p text:style-name="P1">/* toute les balises a qui on un attribut title dans lequel il y a le mot ici*/</text:p>
      <text:p text:style-name="P1">a[title="ici"]{<text:tab/>color: blue;}</text:p>
      <text:p text:style-name="P1"/>
      <text:p text:style-name="P1">/* tout ce qui est relatif au texte */</text:p>
      <text:p text:style-name="P1">.font {</text:p>
      <text:p text:style-name="P1"><text:tab/>font-size: 1.3em; /* taille respensive*/</text:p>
      <text:p text:style-name="P1"><text:tab/>/* ou ca: <text:s/><text:tab/>xx-small: minuscule ;</text:p>
      <text:p text:style-name="P1"><text:tab/><text:tab/><text:tab/><text:tab/>x-small: très petit ;</text:p>
      <text:p text:style-name="P1"><text:tab/><text:tab/><text:tab/><text:tab/>small: petit ;</text:p>
      <text:p text:style-name="P1"><text:tab/><text:tab/><text:tab/><text:tab/>medium: moyen ;</text:p>
      <text:p text:style-name="P1"><text:tab/><text:tab/><text:tab/><text:tab/>large: grand ;</text:p>
      <text:p text:style-name="P1"><text:tab/><text:tab/><text:tab/><text:tab/>x-large: très grand ;</text:p>
      <text:p text:style-name="P1"><text:tab/><text:tab/><text:tab/><text:tab/>xx-large: euh… gigantesque <text:s/>*/</text:p>
      <text:p text:style-name="P1"><text:s/><text:tab/>/* https://www.fontsquirrel.com/ <text:s/>site avec plein police */</text:p>
      <text:p text:style-name="P1"><text:s/><text:tab/>font-family: "robotoregular", "impact", "Arial" , sans-serif; /* roboto.. prioritaire sur impact ... ; si aucune des police alors sans-serif*/</text:p>
      <text:p text:style-name="P1"/>
      <text:p text:style-name="P1"><text:s/><text:tab/>font-style: italic;</text:p>
      <text:p text:style-name="P1"><text:s/><text:tab/>font-weight: bold; <text:s/>/* metre en gras*/</text:p>
      <text:p text:style-name="P1">}</text:p>
      <text:p text:style-name="P1"/>
      <text:p text:style-name="P1"/>
      <text:p text:style-name="P1">/* nouvelle police pr etre utiliser dans tout les navigateurs */</text:p>
      <text:p text:style-name="P1">@font-face {</text:p>
      <text:p text:style-name="P1"><text:s text:c="4"/>font-family: 'robotoregular';</text:p>
      <text:p text:style-name="P1"><text:s text:c="4"/>src: url('font/Roboto-Regular-webfont.eot');</text:p>
      <text:p text:style-name="P1"><text:s text:c="4"/>src: url('font/Roboto-Regular-webfont.eot?#iefix') format('embedded-opentype'),</text:p>
      <text:p text:style-name="P1"><text:s text:c="9"/>url('font/Roboto-Regular-webfont.woff2') format('woff2'),</text:p>
      <text:p text:style-name="P1"><text:s text:c="9"/>url('font/Roboto-Regular-webfont.woff') format('woff'),</text:p>
      <text:p text:style-name="P1"><text:s text:c="9"/>url('font/Roboto-Regular-webfont.ttf') format('truetype'),</text:p>
      <text:p text:style-name="P1"><text:s text:c="9"/>url('font/Roboto-Regular-webfont.svg#robotoregular') format('svg');</text:p>
      <text:p text:style-name="P1"><text:s text:c="4"/>font-weight: normal;</text:p>
      <text:p text:style-name="P1"><text:s text:c="4"/>font-style: normal;</text:p>
      <text:p text:style-name="P1">}</text:p>
      <text:p text:style-name="P1"/>
      <text:p text:style-name="P1"/>
      <text:p text:style-name="P1"/>
      <text:p text:style-name="P1">.text {</text:p>
      <text:p text:style-name="P1"><text:tab/>text-decoration: underline;</text:p>
      <text:p text:style-name="P1"><text:tab/>text-decoration: line-through; /* barré. */</text:p>
      <text:p text:style-name="P1"><text:tab/>text-decoration: overline; /* ligne au-dessus. */</text:p>
      <text:p text:style-name="P1"><text:tab/>text-decoration: blink; /* clignotant. Ne fonctionne pas sur tous les navigateurs (Internet Explorer et Google Chrome, notamment). */</text:p>
      <text:p text:style-name="P1"><text:tab/>text-decoration: none; /* normal (par défaut) */</text:p>
      <text:p text:style-name="P1"><text:tab/></text:p>
      <text:p text:style-name="P1"><text:tab/>text-align: left;</text:p>
      <text:p text:style-name="P1"><text:tab/>text-align:<text:tab/>right;</text:p>
      <text:p text:style-name="P1"><text:tab/>text-align: center;</text:p>
      <text:p text:style-name="P1"><text:tab/>text-align: justify; /* utilie pour les paragraphe pr prendre toute la place de l ecrant : aligne a gauche et a droite */</text:p>
      <text:p text:style-name="P1"/>
      <text:p text:style-name="P1"><text:tab/>text-shadow: 6px 6px 10px black;</text:p>
      <text:p text:style-name="P1"/>
      <text:p text:style-name="P1"><text:tab/>text-transform: uppercase; /* metre trout en maj*/</text:p>
      <text:p text:style-name="P1">}</text:p>
      <text:p text:style-name="P1"/>
      <text:p text:style-name="P1"/>
      <text:p text:style-name="P1">/* image a flottante a gauche du texte; dans balise img utiliser une class */</text:p>
      <text:p text:style-name="P1">.float {</text:p>
      <text:p text:style-name="P1"><text:tab/>float: left;</text:p>
      <text:p text:style-name="P1"/>
      <text:p text:style-name="P1">}</text:p>
      <text:p text:style-name="P1">/* pour ecrit le paragraphe sous l image, arrete le float */</text:p>
      <text:p text:style-name="P1">.autre_paragraphe{</text:p>
      <text:p text:style-name="P1"><text:tab/>clear: left;</text:p>
      <text:p text:style-name="P1"><text:tab/>/*<text:tab/><text:tab/>both; */</text:p>
      <text:p text:style-name="P1">}</text:p>
      <text:p text:style-name="P1"/>
      <text:p text:style-name="P1"/>
      <text:p text:style-name="P1">.li {</text:p>
      <text:p text:style-name="P1"><text:tab/>list-style-type: none; /* enleve le point devant les listes */</text:p>
      <text:p text:style-name="P1">}</text:p>
      <text:p text:style-name="P1"/>
      <text:p text:style-name="P1">/*pour retirer barre sous lien visiter*/</text:p>
      <text:p text:style-name="P1">a {</text:p>
      <text:p text:style-name="P1"><text:tab/>text-decoration: none;</text:p>
      <text:p text:style-name="P1">}</text:p>
      <text:p text:style-name="P1"/>
      <text:p text:style-name="P1"/>
      <text:p text:style-name="P1">.background{</text:p>
      <text:p text:style-name="P1"><text:tab/>background-image: url("image.jpg");</text:p>
      <text:p text:style-name="P1"/>
      <text:p text:style-name="P1"><text:tab/>background-attachment: fixed; /* fond fixe ne bouge pas avec le texte*/ </text:p>
      <text:p text:style-name="P1"><text:tab/>background-attachment: scroll; /* deroule avec le texte */</text:p>
      <text:p text:style-name="P1"/>
      <text:p text:style-name="P1"><text:tab/>background-repeat: no-repeat; /* ne se repete pas*/</text:p>
      <text:p text:style-name="P1"><text:tab/>background-repeat: repeat-x; <text:s/>/* repeter que sur la premiere ligne*/</text:p>
      <text:p text:style-name="P1"><text:soft-page-break/><text:tab/>background-repeat: repeat-y; <text:s/>/* repeter que sur la premiere colone*/</text:p>
      <text:p text:style-name="P1"/>
      <text:p text:style-name="P1"><text:tab/>background-position: top left; /* positine image a gauche */</text:p>
      <text:p text:style-name="P1"/>
      <text:p text:style-name="P1"><text:tab/>background: url("image.jpg") fixed no-repeat left; /* c est le super backgroud, on met tout les proprierter du fond dedans */ </text:p>
      <text:p text:style-name="P1"><text:tab/>background: url("image1.jpg"),url("image2.jpj"); /* peux metre plusieur image separer pas =&gt; , &lt;= */</text:p>
      <text:p text:style-name="P1"><text:tab/>background-size: cover; /* pr que l image prenne toute la place*/</text:p>
      <text:p text:style-name="P1">}</text:p>
      <text:p text:style-name="P1"/>
      <text:p text:style-name="P1">/* si veux que un mot est le fond rouge : dans le html metre ce mot entre &lt;mark&gt;mot&lt;/mark&gt; */</text:p>
      <text:p text:style-name="P1">mark{</text:p>
      <text:p text:style-name="P1"><text:tab/>background-color: red;</text:p>
      <text:p text:style-name="P1">}</text:p>
      <text:p text:style-name="P1"/>
      <text:p text:style-name="P1">/* faire un transparence */</text:p>
      <text:p text:style-name="P1">.tranparence{</text:p>
      <text:p text:style-name="P1"><text:tab/>opacity: 0; /* completement invisible */</text:p>
      <text:p text:style-name="P1"><text:tab/>opacity: 1; /* totalement visible */</text:p>
      <text:p text:style-name="P1"><text:tab/>background-color: rgba(255,0,0,0.5); /* transparence de moitier (0.5) et en rouge */</text:p>
      <text:p text:style-name="P1">}</text:p>
      <text:p text:style-name="P1"/>
      <text:p text:style-name="P1">.boder{</text:p>
      <text:p text:style-name="P1"><text:tab/>border: 2px red solid; /*2px =&gt; taille du trai ; red =&gt; color ; solid =&gt; type de la bordure*/ </text:p>
      <text:p text:style-name="P1"><text:tab/>border-top: 2px red solid; /*que bordure en haut */</text:p>
      <text:p text:style-name="P1"/>
      <text:p text:style-name="P1"><text:tab/>border-radius: 5px; /*arrondir les bord */</text:p>
      <text:p text:style-name="P1"><text:tab/>border-radius: 5px / 2px; /*arrondir les bord hyperbolique */</text:p>
      <text:p text:style-name="P1"/>
      <text:p text:style-name="P1"><text:tab/>box-shadow: 6px 8px 10px black; /* 6px =&gt; decalage vers droite ; 8px =&gt; vers bas ; 10px =&gt; adoucir l ombre ; black =&gt; color de l ombre */</text:p>
      <text:p text:style-name="P1"><text:tab/>box-shadow: 6px 12px 10px black inset; /* ombre a l interieur du cadre*/</text:p>
      <text:p text:style-name="P1">}</text:p>
      <text:p text:style-name="P1"/>
      <text:p text:style-name="P1">/* pour <text:s/>les tableaux*/</text:p>
      <text:p text:style-name="P1">table,tr,td { empty-cells:hide ; border: 1px solid black; border-collapse:separate;}</text:p>
      <text:p text:style-name="P1"/>
      <text:p text:style-name="P1"/>
      <text:p text:style-name="P1">/*#############################*/</text:p>
      <text:p text:style-name="P1">/* <text:s text:c="28"/>*/</text:p>
      <text:p text:style-name="P1">/* <text:s text:c="28"/>*/</text:p>
      <text:p text:style-name="P1">/* <text:s text:c="5"/>PSEUDO ELEMENT <text:s text:c="8"/>*/</text:p>
      <text:p text:style-name="P1">/* <text:s text:c="28"/>*/</text:p>
      <text:p text:style-name="P1">/* <text:s text:c="28"/>*/</text:p>
      <text:p text:style-name="P1">/*#############################*/</text:p>
      <text:p text:style-name="P1"><text:tab/></text:p>
      <text:p text:style-name="P1">/*survol de la souris */</text:p>
      <text:p text:style-name="P1">p:hover {</text:p>
      <text:p text:style-name="P1"><text:tab/>color: red; </text:p>
      <text:p text:style-name="P1"><text:tab/>border-left: 3px solid black; /* ajout bodure quand suvole le parargraphe*/</text:p>
      <text:p text:style-name="P1">}</text:p>
      <text:p text:style-name="P1"/>
      <text:p text:style-name="P1">a:active {</text:p>
      <text:p text:style-name="P1"><text:tab/>color: red; /* change color quand clique sur le lien*/</text:p>
      <text:p text:style-name="P1">}</text:p>
      <text:p text:style-name="P1"/>
      <text:p text:style-name="P1">a:visited {</text:p>
      <text:p text:style-name="P1"><text:tab/>color: #888888; /* change color du lien si deja visiter*/</text:p>
      <text:p text:style-name="P1">}</text:p>
      <text:p text:style-name="P1"/>
      <text:p text:style-name="P1">/*utile pour les formulaire*/</text:p>
      <text:p text:style-name="P1">input:focus {</text:p>
      <text:p text:style-name="P1"><text:tab/>background-color: #77FF88; /* change la color du fond quand selectione une casse dans le form*/ <text:s/></text:p>
      <text:p text:style-name="P1">}</text:p>
      <text:p text:style-name="P1"/>
      <text:p text:style-name="P1">/*les balise label qui ne sont pas de la class="pas_de_style" alors auront le style suivant*/</text:p>
      <text:p text:style-name="P1">label:not(.pas_de_style) { </text:p>
      <text:p text:style-name="P1"><text:tab/>border-radius: 3px;</text:p>
      <text:p text:style-name="P1">}</text:p>
      <text:p text:style-name="P1"/>
      <text:p text:style-name="P1">/* element avec atribut : target*/</text:p>
      <text:p text:style-name="P1">input[type="submit"] {</text:p>
      <text:p text:style-name="P1"><text:tab/>width: 20%;</text:p>
      <text:p text:style-name="P1">}</text:p>
      <text:p text:style-name="P1"/>
      <text:p text:style-name="P1"/>
      <text:p text:style-name="P1">/*#############################*/</text:p>
      <text:p text:style-name="P1">/* <text:s text:c="28"/>*/</text:p>
      <text:p text:style-name="P1">/* <text:s text:c="28"/>*/</text:p>
      <text:p text:style-name="P1">/* <text:s text:c="3"/>BLOCK MARGIN PADING <text:s text:c="5"/>*/</text:p>
      <text:p text:style-name="P1">/* <text:s text:c="28"/>*/</text:p>
      <text:p text:style-name="P1">/* <text:s text:c="28"/>*/</text:p>
      <text:p text:style-name="P1">/*#############################*/</text:p>
      <text:p text:style-name="P1"/>
      <text:p text:style-name="P1">/* balise inline &lt;a&gt; se trouve dans une background: lise block ; balise &lt;span&gt; =&gt; c est le div mais en balise de type inline*/</text:p>
      <text:p text:style-name="P1">/* block prend toute la largeur ; &lt;h1&gt;,&lt;p&gt; est une balise de type block ; balise &lt;div&gt;*/</text:p>
      <text:p text:style-name="P1">h1{</text:p>
      <text:p text:style-name="P1"><text:tab/>width: 50%; /*largeur*/</text:p>
      <text:p text:style-name="P1"><text:tab/>height: 300px; /*hauteur*/</text:p>
      <text:p text:style-name="P1">}</text:p>
      <text:p text:style-name="P1">p{</text:p>
      <text:p text:style-name="P1"><text:tab/>/*largeur minimum du txt est 400px dans tout les cas et apres ocupe 50% de la page*/</text:p>
      <text:p text:style-name="P1"><text:tab/>width: 50%;</text:p>
      <text:p text:style-name="P1"><text:tab/>min-width: 400px;</text:p>
      <text:p text:style-name="P1"/>
      <text:p text:style-name="P1"><text:tab/>max-width: ;</text:p>
      <text:p text:style-name="P1"><text:tab/>min-height: ;</text:p>
      <text:p text:style-name="P1"><text:tab/>max-height: ;</text:p>
      <text:p text:style-name="P1">}</text:p>
      <text:p text:style-name="P1"/>
      <text:p text:style-name="P1">p{</text:p>
      <text:p text:style-name="P1"><text:tab/>margin:20px; /* marge exterieur, separe les elements*/</text:p>
      <text:p text:style-name="P1"><text:tab/>padding: 20px; /* marge interieur visible quand on ajoute une bordure*/</text:p>
      <text:p text:style-name="P1"/>
      <text:p text:style-name="P1"><text:tab/>margin: 2px 0 3px 1px; /* se lit comme dans les eguiles d une montre en commencant par le haut ;; 2px =&gt; margin-top ; 0 =&gt; margin-right ; 3px =&gt; margin-bottom ; 1px =&gt; margin-left */</text:p>
      <text:p text:style-name="P1"/>
      <text:p text:style-name="P1"><text:tab/>width:300px;</text:p>
      <text:p text:style-name="P1"><text:tab/>margin: auto; /* fontione que si width ecrit ; centre le block */ </text:p>
      <text:p text:style-name="P1"/>
      <text:p text:style-name="P1"><text:tab/>/* si text depase du block : */</text:p>
      <text:p text:style-name="P1"><text:tab/>overflow: visible; /* txt depase et est visible*/</text:p>
      <text:p text:style-name="P1"><text:tab/>overflow: hidden; /* text est couper et pas visible partie couper*/</text:p>
      <text:p text:style-name="P1"><text:tab/>overflow: scroll; /* text couper et visible en scollant*/</text:p>
      <text:p text:style-name="P1"><text:tab/>overflow: auto; /* en general fait un scroll*/</text:p>
      <text:p text:style-name="P1"><text:soft-page-break/></text:p>
      <text:p text:style-name="P1"><text:tab/>/* si mot trop long ex: Url */</text:p>
      <text:p text:style-name="P1"><text:tab/>word-wrap: break-word; /* coupe le mot et le fait tenir dans le block*/</text:p>
      <text:p text:style-name="P1">}</text:p>
      <text:p text:style-name="P1"/>
      <text:p text:style-name="P1"/>
      <text:p text:style-name="P1">/*#############################*/</text:p>
      <text:p text:style-name="P1">/* <text:s text:c="28"/>*/</text:p>
      <text:p text:style-name="P1">/* <text:s text:c="28"/>*/</text:p>
      <text:p text:style-name="P1">/* <text:s text:c="10"/>FLEXBOX <text:s text:c="10"/>*/</text:p>
      <text:p text:style-name="P1">/* <text:s text:c="28"/>*/</text:p>
      <text:p text:style-name="P1">/* <text:s text:c="28"/>*/</text:p>
      <text:p text:style-name="P1">/*#############################*/</text:p>
      <text:p text:style-name="P1"/>
      <text:p text:style-name="P1">/* metre un dans un grand &lt;div id="conteneur"&gt; toute mes autre balise div*/</text:p>
      <text:p text:style-name="P1"/>
      <text:p text:style-name="P1">#conteneur {</text:p>
      <text:p text:style-name="P1"><text:tab/>display: flex; /* met les block sur la meme ligne*/</text:p>
      <text:p text:style-name="P1"><text:tab/>flex-direction: column; /* re-affiche comme a la basse en colonne*/</text:p>
      <text:p text:style-name="P1"><text:tab/>flex-direction: column-reverse; /* affiche en colonne mais a l envers*/</text:p>
      <text:p text:style-name="P1"><text:tab/>flex-direction: row-reverse; /* afiche sur une ligne coller a droite et a l envers*/</text:p>
      <text:p text:style-name="P1"><text:tab/>flex-wrap: wrap; /* fait revenir a la ligne le block si pas de place pour aficher*/</text:p>
      <text:p text:style-name="P1"/>
      <text:p text:style-name="P1"><text:tab/>justify-content: flex-start; /* alliger par defaut au debut*/</text:p>
      <text:p text:style-name="P1"><text:tab/>justify-content: flex-end; /* alliger a la fin*/</text:p>
      <text:p text:style-name="P1"><text:tab/>justify-content: center; /* centrer sur la page */</text:p>
      <text:p text:style-name="P1"><text:tab/>justify-content: space-between; /* centrer sur la page avec des blanc entre les block*/</text:p>
      <text:p text:style-name="P1"><text:tab/>justify-content: space-around; /* centrer sur la page avec des blanc entre les block et avant/apres les blocks*/</text:p>
      <text:p text:style-name="P1"/>
      <text:p text:style-name="P1"><text:tab/>align-items: stretch; /* valeur par default*/</text:p>
      <text:p text:style-name="P1"><text:tab/>align-items: flex-start; /* aligner en haut*/</text:p>
      <text:p text:style-name="P1"><text:tab/>align-items: flex-end; /* aligner en bas*/</text:p>
      <text:p text:style-name="P1">/* ou juste metre une margin: auto; sur mon element et il est center*/</text:p>
      <text:p text:style-name="P1"><text:tab/>align-items: center; /* center dans le cadre*/ </text:p>
      <text:p text:style-name="P1"><text:tab/>align-items: baseline; /* comme flex-start*/</text:p>
      <text:p text:style-name="P1"/>
      <text:p text:style-name="P1">/* quand des block sur plusieur lignes ; comme align-items*/</text:p>
      <text:p text:style-name="P1"><text:tab/>align-content: flex-start; </text:p>
      <text:p text:style-name="P1">}</text:p>
      <text:p text:style-name="P1"/>
      <text:p text:style-name="P1"/>
      <text:p text:style-name="P1">/* selectioner element qui ont le meme nom de class*/</text:p>
      <text:p text:style-name="P1">.element:nth-child(1) {</text:p>
      <text:p text:style-name="P1"><text:tab/>background-color: orange;</text:p>
      <text:p text:style-name="P1">}</text:p>
      <text:p text:style-name="P1">.element:nth-child(2) {</text:p>
      <text:p text:style-name="P1"><text:tab/>background-color: blue;</text:p>
      <text:p text:style-name="P1">/* order: pas compris fonctionement !!*/</text:p>
      <text:p text:style-name="P1"><text:tab/>order: 3; /* le block 2 prend la place du 3 et inversement*/</text:p>
      <text:p text:style-name="P1"><text:tab/>flex:1; /* prendra tout l espace restant*/</text:p>
      <text:p text:style-name="P1">}</text:p>
      <text:p text:style-name="P1">.element:nth-child(3) {</text:p>
      <text:p text:style-name="P1"><text:tab/>background-color: green;</text:p>
      <text:p text:style-name="P1"><text:tab/>flex:2; /* sera 2 fois plus gros que le flex 1*/</text:p>
      <text:p text:style-name="P1">}</text:p>
      <text:p text:style-name="P1"/>
      <text:p text:style-name="P1"/>
      <text:p text:style-name="P1">/*#############################*/</text:p>
      <text:p text:style-name="P1">/* <text:s text:c="28"/>*/</text:p>
      <text:p text:style-name="P1">/* <text:s text:c="28"/>*/</text:p>
      <text:p text:style-name="P1">/* <text:s text:c="6"/>AVANT FLEXBOX <text:s text:c="8"/>*/</text:p>
      <text:p text:style-name="P1">/* <text:s text:c="28"/>*/</text:p>
      <text:p text:style-name="P1">/* <text:s text:c="28"/>*/</text:p>
      <text:p text:style-name="P1">/*#############################*/</text:p>
      <text:p text:style-name="P1"/>
      <text:p text:style-name="P1">/* methode utiliser pour agencer la page comme on voulais avant flexbox*/</text:p>
      <text:p text:style-name="P1"/>
      <text:p text:style-name="P1">nav {</text:p>
      <text:p text:style-name="P1"><text:tab/>float: left; /* va floter en haut a gauche de la valise ui suit*/ <text:s/></text:p>
      <text:p text:style-name="P1">/* pour pas que le txte se passe sous le float on peux metre une margin-left: a notre txt*/</text:p>
      <text:p text:style-name="P1"><text:tab/></text:p>
      <text:p text:style-name="P1"><text:tab/>display: inline; /* element se comporte comme une balise in line*/</text:p>
      <text:p text:style-name="P1"><text:tab/>display: block; /* comme un block*/</text:p>
      <text:p text:style-name="P1"><text:tab/>display: none; /* element ne sera pas aficher sur la page*/</text:p>
      <text:p text:style-name="P1"><text:tab/>display: inline-block; /* se comporte comme un inline mais peux avoir des dimentions comme un block*/</text:p>
      <text:p text:style-name="P1"/>
      <text:p text:style-name="P1">/* aligner 2 block en haut ; s utilise avec inline-block*/</text:p>
      <text:p text:style-name="P1"><text:tab/>vertical-align: top; /* aligner les block en haut*/</text:p>
      <text:p text:style-name="P1"/>
      <text:p text:style-name="P1"><text:tab/>position: fixed; /* element tj visible sur la page*/</text:p>
      <text:p text:style-name="P1"><text:tab/>position: relative; /* depace element par rapport a valeur de basse*/</text:p>
      <text:p text:style-name="P1"><text:tab/>position: absolute; /* placer element ou on veux meme par dessus un autre block*/</text:p>
      <text:p text:style-name="P1"><text:tab/>/* a utiliser avec des position: absolute et relative */</text:p>
      <text:p text:style-name="P1"><text:tab/>top: 0px;</text:p>
      <text:p text:style-name="P1"><text:tab/>bottom: ;</text:p>
      <text:p text:style-name="P1"><text:tab/>right: 0px;</text:p>
      <text:p text:style-name="P1"><text:tab/>left: ;</text:p>
      <text:p text:style-name="P1"><text:tab/>/* si 2 element se chevauche peu definir prioriter a afficher*/</text:p>
      <text:p text:style-name="P1"><text:tab/>z-index: 5; /* celui qui a le plus gros nb sera afficher*/</text:p>
      <text:p text:style-name="P1"/>
      <text:p text:style-name="P1"/>
      <text:p text:style-name="P1">}</text:p>
      <text:p text:style-name="P1"/>
      <text:p text:style-name="P1"/>
      <text:p text:style-name="P1">/*===========================================*/</text:p>
      <text:p text:style-name="P1"/>
      <text:p text:style-name="P1">/* dans le html ; pour untiliser un autre doc avec les regle css*/</text:p>
      <text:p text:style-name="P1">&lt;link rel="stylesheet" media="screen and (max-width: 1280px)" href="petite_resolution.css" /&gt;</text:p>
      <text:p text:style-name="P1">/* OU dans le meme fichier css */</text:p>
      <text:p text:style-name="P1">@media screen and (max-width: 1280px) {</text:p>
      <text:p text:style-name="P1"><text:s text:c="3"/>/* Rédigez vos propriétés CSS ici */}</text:p>
      <text:p text:style-name="P1">@media handheld {</text:p>
      <text:p text:style-name="P1"><text:tab/>/* les tel */</text:p>
      <text:p text:style-name="P1">}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draw:fill="none" style:footnote-max-height="0cm">
        <style:columns fo:column-count="2" fo:column-gap="0.497cm">
          <style:column-sep style:width="0.009cm" style:color="#000000" style:height="100%" style:style="dotted"/>
          <style:column style:rel-width="7284*" fo:start-indent="0cm" fo:end-indent="0.249cm"/>
          <style:column style:rel-width="7286*" fo:start-indent="0.249cm" fo:end-indent="0cm"/>
        </style:columns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22:59:30.026224378</meta:creation-date>
    <dc:date>2019-12-22T23:08:07.314883343</dc:date>
    <meta:editing-duration>PT47S</meta:editing-duration>
    <meta:editing-cycles>1</meta:editing-cycles>
    <meta:document-statistic meta:table-count="0" meta:image-count="0" meta:object-count="0" meta:page-count="3" meta:paragraph-count="257" meta:word-count="1511" meta:character-count="10088" meta:non-whitespace-character-count="8101"/>
    <meta:generator>LibreOffice/6.0.7.3$Linux_X86_64 LibreOffice_project/00m0$Build-3</meta:generator>
  </office:meta>
</office:document-meta>
</file>